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4.00pt" fo:font-weight="bold"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9.00pt" fo:font-weight="normal" fo:font-family="'Times New Roman'" style:font-family-asian="'Times New Roman'" style:font-family-complex="'Times New Roman'" fo:background-color="transparent" style:use-window-font-color="true"/>
    </style:style>
    <style:style style:name="T9" style:family="text">
      <style:text-properties fo:font-size="9.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3.00pt" fo:font-weight="bold"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2.00pt" style:text-position="super"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9.00pt" fo:font-weight="normal" fo:font-family="'Times New Roman'" style:font-family-asian="'Times New Roman'" style:font-family-complex="'Times New Roman'"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justify" fo:margin-bottom="10.00pt"/>
    </style:style>
    <style:style style:name="P3" style:family="paragraph">
      <style:paragraph-properties fo:line-height="100.00%" fo:text-align="justify" fo:margin-bottom="10.00pt"/>
    </style:style>
    <style:style style:name="P4" style:family="paragraph">
      <style:paragraph-properties fo:line-height="100.00%" fo:text-align="justify" fo:margin-left="108.00pt" fo:text-indent="0.00pt" fo:margin-bottom="10.00pt"/>
    </style:style>
    <style:style style:name="P5" style:family="paragraph">
      <style:paragraph-properties fo:line-height="115.00%" fo:text-align="justify" fo:margin-bottom="10.00pt"/>
    </style:style>
    <style:style style:name="P6" style:family="paragraph">
      <style:paragraph-properties fo:line-height="100.00%" fo:text-align="justify" fo:margin-bottom="10.00pt"/>
    </style:style>
    <style:style style:name="P7" style:family="paragraph">
      <style:paragraph-properties fo:line-height="115.00%" fo:text-align="justify" fo:margin-bottom="10.00pt"/>
    </style:style>
  </office:automatic-styles>
  <office:body>
    <office:text>
      <text:p text:style-name="P1"><text:span text:style-name="T1"><text:tab/></text:span><text:span text:style-name="T2"><text:tab/> Differential Steering System and Robot Kinematics </text:span></text:p>
      <text:p text:style-name="P1"><text:span text:style-name="T2"/></text:p>
      <text:p text:style-name="P2"><text:span text:style-name="T3">Robot kinematics is the study of the mathematics of motion without considering<text:s text:c="2"/>the forces that affect motion. It mainly deals with the geometric relationships that govern the system. </text:span></text:p>
      <text:p text:style-name="P2"><text:span text:style-name="T3">A mobile robot or vehicle has six degrees of freedom (DOF) expressed by the pose (x, y, z, roll, pitch, and yaw). It consists of position (x, y, z) and attitude (roll, pitch, and yaw). Roll refers to sidewise rotation, pitch refers to forward and backward rotation, and yaw (called the heading or orientation) refers to the direction in which the robot moves in the x-y plane. The differential-drive robot moves from x-y in the plane, so the 2D pose consists mainly of x, y, and<text:s/></text:span><text:span text:style-name="T4">θ, where θ is the head of the robot that points in the forward direction of the robot. This much<text:s/></text:span><text:span text:style-name="T5"><text:s text:c="4"/></text:span><text:span text:style-name="T6">information is sufficient to describe a differential robot pose.</text:span></text:p>
      <text:p text:style-name="P3"><text:span text:style-name="T7"><text:tab/><text:tab/><text:tab/></text:span></text:p>
      <text:p text:style-name="P4"><draw:frame text:anchor-type="as-char" svg:width="74.88mm" svg:height="56.36mm" style:rel-width="scale" style:rel-height="scale"><draw:object-ole xlink:href="OleObj1"/><draw:image xlink:href="ObjectReplacements/OleObj1"/></draw:frame><text:span text:style-name="T7"/></text:p>
      <text:p text:style-name="P5"><text:span text:style-name="T7"><text:tab/><text:tab/><text:tab/></text:span><text:span text:style-name="T8">The pose of the robot in x, y, and<text:s/></text:span><text:span text:style-name="T9">θ in the global coordinate system</text:span></text:p>
      <text:p text:style-name="P5"><text:span text:style-name="T10"/></text:p>
      <text:p text:style-name="P5"><text:span text:style-name="T11">Forward Kinematics : </text:span></text:p>
      <text:p text:style-name="P5"><text:span text:style-name="T12">The forward kinematics equation can be derived as follows. Consider a single wheel of the robot. </text:span></text:p>
      <text:p text:style-name="P6"><text:span text:style-name="T12"><text:tab/><text:tab/><text:tab/></text:span><draw:frame text:anchor-type="as-char" svg:width="64.56mm" svg:height="54.24mm" style:rel-width="scale" style:rel-height="scale"><draw:object-ole xlink:href="OleObj2"/><draw:image xlink:href="ObjectReplacements/OleObj2"/></draw:frame><text:span text:style-name="T12"/></text:p>
      <text:p text:style-name="P6"><text:span text:style-name="T12"/></text:p>
      <text:p text:style-name="P6"><text:span text:style-name="T12">When the robot is about to perform a rolling motion, the robot must rotate around a point that lies along its common left and right wheel axes. The point that the robot rotates around is known as ICC- Instantaneous Center of Curvature (ICC). The following diagram shows the wheel configuration of differential-drive with ICC:</text:span></text:p>
      <text:p text:style-name="P6"><text:span text:style-name="T12"><text:tab/><text:tab/><text:s text:c="9"/></text:span><draw:frame text:anchor-type="as-char" svg:width="68.53mm" svg:height="50.27mm" style:rel-width="scale" style:rel-height="scale"><draw:object-ole xlink:href="OleObj3"/><draw:image xlink:href="ObjectReplacements/OleObj3"/></draw:frame><text:span text:style-name="T12"/></text:p>
      <text:p text:style-name="P6"><text:span text:style-name="T12"/></text:p>
      <text:p text:style-name="P6"><text:span text:style-name="T12"><text:s/>v = 2<text:s/></text:span><text:span text:style-name="T13">πr / T, where T is the time taken to complete one</text:span><text:span text:style-name="T14"><text:s/></text:span><text:span text:style-name="T15">full turn around ICC. The ω angular velocity is defined as 2 π / T and typically has</text:span><text:span text:style-name="T16"><text:s/></text:span><text:span text:style-name="T17">the unit radians (or degrees) per second. Combining the equations for v and w</text:span><text:span text:style-name="T18"><text:s/></text:span><text:span text:style-name="T19">yields ω= 2 π / T.</text:span></text:p>
      <text:p text:style-name="P6"><text:span text:style-name="T19"/></text:p>
      <text:p text:style-name="P6"><text:span text:style-name="T20"><text:tab/><text:tab/><text:tab/><text:tab/></text:span><text:span text:style-name="T21">v r = ω</text:span><text:span text:style-name="T22"><text:s text:c="34"/>(1)</text:span></text:p>
      <text:p text:style-name="P6"><text:span text:style-name="T22">Now let us fix the coordinate system and derive the further equations </text:span></text:p>
      <text:p text:style-name="P6"><text:span text:style-name="T22"/></text:p>
      <text:p text:style-name="P6"><text:span text:style-name="T22"><text:tab/><text:tab/></text:span><draw:frame text:anchor-type="as-char" svg:width="109.01mm" svg:height="79.90mm" style:rel-width="scale" style:rel-height="scale"><draw:object-ole xlink:href="OleObj4"/><draw:image xlink:href="ObjectReplacements/OleObj4"/></draw:frame><text:span text:style-name="T22"/></text:p>
      <text:p text:style-name="P6"><text:span text:style-name="T22">Applying Equation (1) to the above diagram we obtain </text:span></text:p>
      <text:p text:style-name="P6"><text:span text:style-name="T22">Vl = (R - l/2)*</text:span><text:span text:style-name="T23">ω</text:span><text:span text:style-name="T24"><text:s text:c="19"/>(2) </text:span></text:p>
      <text:p text:style-name="P6"><text:span text:style-name="T24">Vr = (R+l/2)*</text:span><text:span text:style-name="T25">ω</text:span><text:span text:style-name="T26"><text:s text:c="20"/>(3)</text:span></text:p>
      <text:p text:style-name="P6"><text:span text:style-name="T26"><text:s/>R is the distance between ICC and the midpoint of the wheel axis and l is the length of the wheel axis.</text:span></text:p>
      <text:p text:style-name="P6"><text:span text:style-name="T26">Solving equation (2) and (3) for R and<text:s/></text:span><text:span text:style-name="T27">ω</text:span><text:span text:style-name="T28"><text:s/>we obtain:</text:span></text:p>
      <text:p text:style-name="P6"><text:span text:style-name="T28">Vl - Vr<text:s text:c="2"/>= l*</text:span><text:span text:style-name="T29">ω</text:span></text:p>
      <text:p text:style-name="P6"><text:span text:style-name="T30">Vl + Vr = 2*R*</text:span><text:span text:style-name="T31">ω</text:span></text:p>
      <text:p text:style-name="P6"><text:span text:style-name="T32">this implies</text:span></text:p>
      <text:p text:style-name="P6"><text:span text:style-name="T33">ω</text:span><text:span text:style-name="T34"><text:s/>= (Vr - Vl)/l<text:tab/><text:tab/><text:tab/><text:tab/>(4)</text:span></text:p>
      <text:p text:style-name="P6"><text:span text:style-name="T34">R =<text:s text:c="2"/>(Vl + Vr )/ (2*</text:span><text:span text:style-name="T35">ω</text:span><text:span text:style-name="T36">)</text:span></text:p>
      <text:p text:style-name="P6"><text:span text:style-name="T36">R = (l*(Vl + Vr ))/(2*(Vr - Vl))<text:s text:c="2"/><text:tab/>(5)</text:span></text:p>
      <text:p text:style-name="P6"><text:span text:style-name="T36"/></text:p>
      <text:p text:style-name="P6"><text:span text:style-name="T36">Suppose the robot moves with an angular velocity of<text:s/></text:span><text:span text:style-name="T37">ω for δt seconds, it can change the robot's</text:span><text:span text:style-name="T38"><text:s/></text:span><text:span text:style-name="T39">orientation </text:span></text:p>
      <text:p text:style-name="P6"><text:span text:style-name="T40"><text:s text:c="41"/></text:span><text:span text:style-name="T41">θ</text:span><text:span text:style-name="T42">1</text:span><text:span text:style-name="T43"><text:s/>=<text:s/></text:span><text:span text:style-name="T44">ωδ</text:span><text:span text:style-name="T45">t+</text:span><text:span text:style-name="T46"><text:s/>θ</text:span></text:p>
      <text:p text:style-name="P6"><text:span text:style-name="T47">The ICC of rotation is Given by the equations</text:span></text:p>
      <text:p text:style-name="P6"><text:span text:style-name="T47"><text:s text:c="10"/></text:span><draw:frame text:anchor-type="as-char" svg:width="141.02mm" svg:height="102.39mm" style:rel-width="scale" style:rel-height="scale"><draw:object-ole xlink:href="OleObj5"/><draw:image xlink:href="ObjectReplacements/OleObj5"/></draw:frame><text:span text:style-name="T47"/></text:p>
      <text:p text:style-name="P6"><text:span text:style-name="T47"/></text:p>
      <text:p text:style-name="P6"><text:span text:style-name="T47">Given a starting position (x, y), the new position (x', y') can be computed using the 2D rotation matrix. The rotation around ICC with angular velocity<text:s/></text:span><text:span text:style-name="T48">ω for δt seconds</text:span><text:span text:style-name="T49"><text:s/></text:span><text:span text:style-name="T50">yields the following position at t + δt time:</text:span></text:p>
      <text:p text:style-name="P6"><text:span text:style-name="T51"><text:s text:c="25"/></text:span><draw:frame text:anchor-type="as-char" svg:width="86.78mm" svg:height="15.61mm" style:rel-width="scale" style:rel-height="scale"><draw:object-ole xlink:href="OleObj6"/><draw:image xlink:href="ObjectReplacements/OleObj6"/></draw:frame><text:span text:style-name="T52"/></text:p>
      <text:p text:style-name="P6"><text:span text:style-name="T52">ω can be computed<text:s text:c="2"/>Vr and Vl are often difficult to measure</text:span><text:span text:style-name="T53"><text:s/></text:span><text:span text:style-name="T54">accurately. Instead of measuring the velocity, the rotation of each wheel can be</text:span><text:span text:style-name="T55"><text:s/></text:span><text:span text:style-name="T56">measured using a sensor called wheel encoders. The data from the wheel encoders</text:span><text:span text:style-name="T57"><text:s/></text:span><text:span text:style-name="T58">is the robot's odometry values. These sensors are mounted on the wheel axes and</text:span><text:span text:style-name="T59"><text:s/></text:span><text:span text:style-name="T60">deliver binary signals for each step the wheel rotates (each step may be in the order</text:span><text:span text:style-name="T61"><text:s/></text:span><text:span text:style-name="T62">of 0.1 mm). These signals are fed to a counter such that vδt is the distance travelled</text:span><text:span text:style-name="T63"><text:s/></text:span><text:span text:style-name="T64">from time t to t + δt. We can write:</text:span></text:p>
      <text:p text:style-name="P6"><text:span text:style-name="T65"><text:s text:c="25"/></text:span><draw:frame text:anchor-type="as-char" svg:width="79.90mm" svg:height="19.58mm" style:rel-width="scale" style:rel-height="scale"><draw:object-ole xlink:href="OleObj7"/><draw:image xlink:href="ObjectReplacements/OleObj7"/></draw:frame><text:span text:style-name="T66"/></text:p>
      <text:p text:style-name="P6"><text:span text:style-name="T67">where,</text:span></text:p>
      <text:p text:style-name="P6"><text:span text:style-name="T67"><text:s text:c="36"/></text:span><draw:frame text:anchor-type="as-char" svg:width="47.36mm" svg:height="19.31mm" style:rel-width="scale" style:rel-height="scale"><draw:object-ole xlink:href="OleObj8"/><draw:image xlink:href="ObjectReplacements/OleObj8"/></draw:frame><text:span text:style-name="T67"/></text:p>
      <text:p text:style-name="P6"><text:span text:style-name="T68"/></text:p>
      <text:p text:style-name="P6"><text:span text:style-name="T68"/></text:p>
      <text:p text:style-name="P6"><text:span text:style-name="T68"/></text:p>
      <text:p text:style-name="P6"><text:span text:style-name="T69"/></text:p>
      <text:p text:style-name="P6"><text:span text:style-name="T69"/></text:p>
      <text:p text:style-name="P6"><text:span text:style-name="T69"/></text:p>
      <text:p text:style-name="P6"><text:span text:style-name="T69"/></text:p>
      <text:p text:style-name="P6"><text:span text:style-name="T69"><text:tab/></text:span></text:p>
      <text:p text:style-name="P6"><text:span text:style-name="T69"/></text:p>
      <text:p text:style-name="P7"><text:span text:style-name="T7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